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e61c" officeooo:paragraph-rsid="0019e61c"/>
    </style:style>
    <style:style style:name="P2" style:family="paragraph" style:parent-style-name="Standard">
      <style:paragraph-properties fo:text-align="center" style:justify-single-word="false"/>
      <style:text-properties officeooo:rsid="0019e61c" officeooo:paragraph-rsid="0019e61c"/>
    </style:style>
    <style:style style:name="P3" style:family="paragraph" style:parent-style-name="Standard">
      <style:text-properties fo:font-style="italic" officeooo:rsid="0019e61c" officeooo:paragraph-rsid="0019e61c" style:font-style-asian="italic" style:font-style-complex="italic"/>
    </style:style>
    <style:style style:name="P4" style:family="paragraph" style:parent-style-name="Standard">
      <style:text-properties officeooo:rsid="001afcb3" officeooo:paragraph-rsid="001afcb3"/>
    </style:style>
    <style:style style:name="P5" style:family="paragraph" style:parent-style-name="Standard">
      <style:text-properties officeooo:rsid="001b66f7" officeooo:paragraph-rsid="001b66f7"/>
    </style:style>
    <style:style style:name="P6" style:family="paragraph" style:parent-style-name="Standard">
      <style:text-properties officeooo:rsid="001d2b64" officeooo:paragraph-rsid="001d2b64"/>
    </style:style>
    <style:style style:name="P7" style:family="paragraph" style:parent-style-name="Standard">
      <style:text-properties officeooo:rsid="001ecd39" officeooo:paragraph-rsid="001ecd39"/>
    </style:style>
    <style:style style:name="P8" style:family="paragraph" style:parent-style-name="Standard">
      <style:text-properties officeooo:rsid="001ecd39" officeooo:paragraph-rsid="001f6268"/>
    </style:style>
    <style:style style:name="P9" style:family="paragraph" style:parent-style-name="Standard">
      <style:text-properties officeooo:rsid="001f6f5b" officeooo:paragraph-rsid="001f6f5b"/>
    </style:style>
    <style:style style:name="T1" style:family="text">
      <style:text-properties officeooo:rsid="0019e61c"/>
    </style:style>
    <style:style style:name="T2" style:family="text">
      <style:text-properties officeooo:rsid="001afcb3"/>
    </style:style>
    <style:style style:name="T3" style:family="text">
      <style:text-properties officeooo:rsid="001b66f7"/>
    </style:style>
    <style:style style:name="T4" style:family="text">
      <style:text-properties style:font-name="Courier New"/>
    </style:style>
    <style:style style:name="T5" style:family="text">
      <style:text-properties officeooo:rsid="001f6268"/>
    </style:style>
    <style:style style:name="T6" style:family="text">
      <style:text-properties officeooo:rsid="001f6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motopy Level Zero of Sub-Types</text:p>
      <text:p text:style-name="P2">by Sven Nilsen, 2020</text:p>
      <text:p text:style-name="P1"/>
      <text:p text:style-name="P3">In this paper I show that <text:span text:style-name="T6">elements of </text:span>type-checked sub-types have homotopy level zero.</text:p>
      <text:p text:style-name="P1"/>
      <text:p text:style-name="P1">An arbitrary sub-type can be written in the form:</text:p>
      <text:p text:style-name="P1"/>
      <text:p text:style-name="P1"><text:tab/>x : [f] a</text:p>
      <text:p text:style-name="P1"/>
      <text:p text:style-name="P1">A homotopy level zero is a contractible type `T` such that:</text:p>
      <text:p text:style-name="P1"/>
      <text:p text:style-name="P1"><text:tab/>contractible(T : type) = ∃ a : T { ∀ b : T { b == a } }</text:p>
      <text:p text:style-name="P1"/>
      <text:p text:style-name="P4">In the homotopy-theoretic interpretation, this means that homotopy level zero is a <text:span text:style-name="T3">contractible </text:span>space.</text:p>
      <text:p text:style-name="P5">This definition applies to notions of equality in homotopy type theory.</text:p>
      <text:p text:style-name="P1"/>
      <text:p text:style-name="P1">To translate this over to sub-types, I use an equivalence `x ~= y` as the existence of a <text:span text:style-name="T3">homotopy </text:span>path <text:span text:style-name="T2">between `x` and `y` in `[f] a`. By applying `f` to this equivalence, one gets the equivalence `a ~= a`. This equivalence is a tautology construction by reflection, meaning that its type is always inhabited.</text:span></text:p>
      <text:p text:style-name="P1"/>
      <text:p text:style-name="P1"><text:span text:style-name="T4">∵</text:span><text:tab/><text:span text:style-name="T2">x : [f] a<text:tab/><text:tab/>y : [f] a</text:span></text:p>
      <text:p text:style-name="P1"/>
      <text:p text:style-name="P1"><text:span text:style-name="T4">∴</text:span><text:tab/>f(x ~= y)</text:p>
      <text:p text:style-name="P1"><text:span text:style-name="T4">∴</text:span><text:tab/>f(x) ~= f(y)</text:p>
      <text:p text:style-name="P1"><text:span text:style-name="T4">∴</text:span><text:tab/>a ~= a</text:p>
      <text:p text:style-name="P1"/>
      <text:p text:style-name="P6">This proof uses equivalence operator overloading from Sized Type Theory.</text:p>
      <text:p text:style-name="P6">The use of equivalence here is a trick to prove that `x ~= y` is inhabited in `[f] a`.</text:p>
      <text:p text:style-name="P6"/>
      <text:p text:style-name="P7">This holds for any equivalence between pairs <text:span text:style-name="T6">of elementes</text:span> in `[f] a`, as shown by the following:</text:p>
      <text:p text:style-name="P6"/>
      <text:p text:style-name="P6"><text:tab/><text:span text:style-name="T1">∃ a : T { ∀ </text:span>x<text:span text:style-name="T1"> : </text:span>[f] a<text:span text:style-name="T1"> { </text:span>f(x)<text:span text:style-name="T1"> == a } }</text:span></text:p>
      <text:p text:style-name="P6"/>
      <text:p text:style-name="P7">Notice that this is almost the same as the definition of homotopy level zero in homotopy type theory.</text:p>
      <text:p text:style-name="P7"/>
      <text:p text:style-name="P7">However, the univalence axiom states that equality is equivalent to equivalence:</text:p>
      <text:p text:style-name="P7"/>
      <text:p text:style-name="P7"><text:tab/>(A =<text:span text:style-name="T5">=</text:span> B) ~= (A ~= B)</text:p>
      <text:p text:style-name="P7"/>
      <text:p text:style-name="P7">By showing that the equivalence `x ~= y` is inhabited in `[f] a`, this is equivalent to show<text:span text:style-name="T5">ing</text:span> that they are “equal” in the sense of homotopy type theory. <text:span text:style-name="T6">The sub-type can be contracted to a single element:</text:span></text:p>
      <text:p text:style-name="P7"/>
      <text:p text:style-name="P8"><text:tab/><text:span text:style-name="T1">∃ y : [f’] a { ∀ x : [f’] a { x == y } }<text:tab/><text:tab/><text:tab/>`f’` is contracted version of `f`</text:span></text:p>
      <text:p text:style-name="P7"/>
      <text:p text:style-name="P9">This shows that elements of type-checked sub-types have homotopy level ze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00:14:10.549859000</meta:creation-date>
    <dc:date>2020-03-14T01:24:32.937649000</dc:date>
    <meta:editing-duration>PT7M50S</meta:editing-duration>
    <meta:editing-cycles>1</meta:editing-cycles>
    <meta:document-statistic meta:table-count="0" meta:image-count="0" meta:object-count="0" meta:page-count="1" meta:paragraph-count="24" meta:word-count="337" meta:character-count="1703" meta:non-whitespace-character-count="1382"/>
    <meta:generator>LibreOffice/5.1.2.2$MacOSX_X86_64 LibreOffice_project/d3bf12ecb743fc0d20e0be0c58ca359301eb705f</meta:generator>
  </office:meta>
</office:document-meta>
</file>